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01d" officeooo:paragraph-rsid="0005601d"/>
    </style:style>
    <style:style style:name="P2" style:family="paragraph" style:parent-style-name="Standard">
      <style:text-properties officeooo:rsid="00067bda" officeooo:paragraph-rsid="00067bda"/>
    </style:style>
    <style:style style:name="P3" style:family="paragraph" style:parent-style-name="Standard">
      <style:text-properties officeooo:rsid="0007390c" officeooo:paragraph-rsid="0007390c"/>
    </style:style>
    <style:style style:name="P4" style:family="paragraph" style:parent-style-name="Standard">
      <style:text-properties officeooo:rsid="00074c18" officeooo:paragraph-rsid="00074c18"/>
    </style:style>
    <style:style style:name="P5" style:family="paragraph" style:parent-style-name="Standard">
      <style:text-properties officeooo:rsid="000a1c3e" officeooo:paragraph-rsid="000a1c3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ker instance that needs to be started.</text:p>
      <text:p text:style-name="P5"/>
      <text:p text:style-name="P5">CONTAINER ID <text:s text:c="7"/>IMAGE <text:s text:c="14"/>COMMAND <text:s text:c="17"/>CREATED <text:s text:c="12"/>STATUS <text:s text:c="13"/>PORTS <text:s text:c="16"/>NAMES</text:p>
      <text:p text:style-name="P5"><text:span text:style-name="T2">7e00768de3c3</text:span> <text:s text:c="7"/>733d2da744d7 <text:s text:c="7"/>"docker-entrypoint.s…" <text:s text:c="2"/>11 hours ago <text:s text:c="7"/>Up 11 hours <text:s text:c="8"/>3306/tcp, 33060/tcp <text:s text:c="2"/>sharewisedb</text:p>
      <text:p text:style-name="P5"><text:span text:style-name="T2">e3f94e8fac76</text:span> <text:s text:c="7"/>fc6265ac3cf0 <text:s text:c="7"/>"/bin/bash" <text:s text:c="13"/>11 hours ago <text:s text:c="7"/>Up 11 hours <text:s text:c="30"/>sharewiseapp</text:p>
      <text:p text:style-name="P5"/>
      <text:p text:style-name="P5"/>
      <text:p text:style-name="P1"/>
      <text:p text:style-name="P1"/>
      <text:p text:style-name="P1">Start the docker instance of SharewiseDB</text:p>
      <text:p text:style-name="P3">sudo docker run --network=mynetwork -d -i --name=sharewisedb 733d2da744d7</text:p>
      <text:p text:style-name="P1"/>
      <text:p text:style-name="P1">Start the docker instance of Sharewiseapp</text:p>
      <text:p text:style-name="P3">sudo docker run --network=mynetwork -d -i fc6265ac3cf0 --name sharewiseapp</text:p>
      <text:p text:style-name="P3"/>
      <text:p text:style-name="P1">login to the docker instance of sharewiseapp</text:p>
      <text:p text:style-name="P4"><text:tab/></text:p>
      <text:p text:style-name="P1"/>
      <text:p text:style-name="P1"/>
      <text:p text:style-name="P4">To Find on what IP and port the DB is running:</text:p>
      <text:p text:style-name="P4"/>
      <text:p text:style-name="P4">sudo docker network inspect faa6456eb145 (ID of the mynetwork, you will find it from docker network ls)</text:p>
      <text:p text:style-name="P4"/>
      <text:p text:style-name="P4">"Containers": {</text:p>
      <text:p text:style-name="P4"><text:s text:c="12"/>"7e00768de3c3f02192d024bd1b19de71cea78bdcadd636c8751035e89b5791f5": {</text:p>
      <text:p text:style-name="P4"><text:s text:c="16"/>"Name": "sharewisedb",</text:p>
      <text:p text:style-name="P4"><text:s text:c="16"/>"EndpointID": "1728215e39e1238297e490b79041032fb92ca813dce6f165c5a4a2ed061769d2",</text:p>
      <text:p text:style-name="P4"><text:s text:c="16"/>"MacAddress": "02:42:ac:12:00:03",</text:p>
      <text:p text:style-name="P4"><text:s text:c="16"/>"IPv4Address": "172.18.0.3/16",</text:p>
      <text:p text:style-name="P4"><text:s text:c="16"/>"IPv6Address": ""</text:p>
      <text:p text:style-name="P4"><text:s text:c="12"/>},</text:p>
      <text:p text:style-name="P4"><text:s text:c="12"/>"e3f94e8fac76d7e3006f235bfa0a2689403db34747996a2ab191acad07df9a1d": {</text:p>
      <text:p text:style-name="P4"><text:s text:c="16"/>"Name": "sharewiseapp",</text:p>
      <text:p text:style-name="P4"><text:s text:c="16"/>"EndpointID": "920088d59151d3cd5fb45c8125b1000a7b5c121dabae9166f4efaf4e14b2621f",</text:p>
      <text:p text:style-name="P4"><text:s text:c="16"/>"MacAddress": "02:42:ac:12:00:02",</text:p>
      <text:p text:style-name="P4"><text:s text:c="16"/>"IPv4Address": "172.18.0.2/16",</text:p>
      <text:p text:style-name="P4"><text:s text:c="16"/>"IPv6Address": ""</text:p>
      <text:p text:style-name="P4"><text:s text:c="12"/>}</text:p>
      <text:p text:style-name="P4"><text:s text:c="8"/>},</text:p>
      <text:p text:style-name="P4"/>
      <text:p text:style-name="P1"/>
      <text:p text:style-name="P2">Stop containers</text:p>
      <text:p text:style-name="P2">sudo docker stop f9c7087fc791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0:53:38.900550129</meta:creation-date>
    <meta:editing-duration>PT3H1M13S</meta:editing-duration>
    <meta:editing-cycles>2</meta:editing-cycles>
    <meta:generator>LibreOffice/5.1.6.2$Linux_X86_64 LibreOffice_project/10m0$Build-2</meta:generator>
    <dc:date>2019-07-20T22:45:53.925658554</dc:date>
    <meta:document-statistic meta:table-count="0" meta:image-count="0" meta:object-count="0" meta:page-count="2" meta:paragraph-count="30" meta:word-count="140" meta:character-count="1661" meta:non-whitespace-character-count="1161"/>
  </office:meta>
</office:document-meta>
</file>